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.91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/>
    </style:style>
    <style:style style:name="ce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99" table:default-cell-style-name="Default"/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2">
          <table:table-cell table:number-columns-repeated="6"/>
          <table:table-cell table:style-name="ce3" office:value-type="float" office:value="0.02" calcext:value-type="float" table:number-columns-spanned="6" table:number-rows-spanned="1">
            <text:p>0.02</text:p>
          </table:table-cell>
          <table:covered-table-cell table:number-columns-repeated="5"/>
          <table:table-cell table:number-columns-repeated="16"/>
          <table:table-cell table:style-name="ce3" office:value-type="float" office:value="0.04" calcext:value-type="float" table:number-columns-spanned="6" table:number-rows-spanned="1">
            <text:p>0.04</text:p>
          </table:table-cell>
          <table:covered-table-cell table:number-columns-repeated="5"/>
          <table:table-cell table:number-columns-repeated="11"/>
          <table:table-cell table:style-name="Default" table:number-columns-repeated="2"/>
          <table:table-cell/>
          <table:table-cell table:style-name="ce3" office:value-type="float" office:value="0.06" calcext:value-type="float" table:number-columns-spanned="7" table:number-rows-spanned="1">
            <text:p>0.06</text:p>
          </table:table-cell>
          <table:covered-table-cell/>
          <table:covered-table-cell table:number-columns-repeated="3" table:style-name="Default"/>
          <table:covered-table-cell table:number-columns-repeated="2"/>
          <table:table-cell table:number-columns-repeated="15"/>
          <table:table-cell table:style-name="ce3" office:value-type="float" office:value="0.08" calcext:value-type="float" table:number-columns-spanned="7" table:number-rows-spanned="1">
            <text:p>0.08</text:p>
          </table:table-cell>
          <table:covered-table-cell table:number-columns-repeated="6"/>
          <table:table-cell table:number-columns-repeated="13"/>
          <table:table-cell table:style-name="ce3" office:value-type="float" office:value="0.1" calcext:value-type="float" table:number-columns-spanned="8" table:number-rows-spanned="1">
            <text:p>0.1</text:p>
          </table:table-cell>
          <table:covered-table-cell table:number-columns-repeated="7"/>
          <table:table-cell table:number-columns-repeated="14"/>
          <table:table-cell table:style-name="ce3" office:value-type="float" office:value="0.12" calcext:value-type="float" table:number-columns-spanned="7" table:number-rows-spanned="1">
            <text:p>0.12</text:p>
          </table:table-cell>
          <table:covered-table-cell table:number-columns-repeated="6"/>
          <table:table-cell table:number-columns-repeated="12"/>
          <table:table-cell table:style-name="ce3" office:value-type="float" office:value="0.14" calcext:value-type="float" table:number-columns-spanned="11" table:number-rows-spanned="1">
            <text:p>0.14</text:p>
          </table:table-cell>
          <table:covered-table-cell table:number-columns-repeated="10"/>
          <table:table-cell table:number-columns-repeated="10"/>
          <table:table-cell table:style-name="ce3" office:value-type="float" office:value="0.16" calcext:value-type="float" table:number-columns-spanned="10" table:number-rows-spanned="1">
            <text:p>0.16</text:p>
          </table:table-cell>
          <table:covered-table-cell table:number-columns-repeated="9"/>
          <table:table-cell table:number-columns-repeated="11"/>
          <table:table-cell table:style-name="ce3" office:value-type="float" office:value="0.161" calcext:value-type="float" table:number-columns-spanned="8" table:number-rows-spanned="1">
            <text:p>0.161</text:p>
          </table:table-cell>
          <table:covered-table-cell table:number-columns-repeated="7"/>
          <table:table-cell table:number-columns-repeated="71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0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0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2">
          <table:table-cell table:number-columns-repeated="5"/>
          <table:table-cell table:style-name="ce3" office:value-type="float" office:value="0.162" calcext:value-type="float" table:number-columns-spanned="8" table:number-rows-spanned="1">
            <text:p>0.162</text:p>
          </table:table-cell>
          <table:covered-table-cell table:number-columns-repeated="7"/>
          <table:table-cell table:number-columns-repeated="14"/>
          <table:table-cell table:style-name="ce3" office:value-type="float" office:value="0.163" calcext:value-type="float" table:number-columns-spanned="8" table:number-rows-spanned="1">
            <text:p>0.163</text:p>
          </table:table-cell>
          <table:covered-table-cell table:number-columns-repeated="7"/>
          <table:table-cell table:number-columns-repeated="10"/>
          <table:table-cell table:style-name="Default" table:number-columns-repeated="2"/>
          <table:table-cell/>
          <table:table-cell table:style-name="ce3" office:value-type="float" office:value="0.164" calcext:value-type="float" table:number-columns-spanned="8" table:number-rows-spanned="1">
            <text:p>0.164</text:p>
          </table:table-cell>
          <table:covered-table-cell/>
          <table:covered-table-cell table:number-columns-repeated="3" table:style-name="Default"/>
          <table:covered-table-cell table:number-columns-repeated="3"/>
          <table:table-cell table:number-columns-repeated="12"/>
          <table:table-cell table:style-name="ce3" office:value-type="float" office:value="0.165" calcext:value-type="float" table:number-columns-spanned="10" table:number-rows-spanned="1">
            <text:p>0.165</text:p>
          </table:table-cell>
          <table:covered-table-cell table:number-columns-repeated="9"/>
          <table:table-cell table:number-columns-repeated="13"/>
          <table:table-cell table:style-name="ce3" office:value-type="float" office:value="0.166" calcext:value-type="float" table:number-columns-spanned="7" table:number-rows-spanned="1">
            <text:p>0.166</text:p>
          </table:table-cell>
          <table:covered-table-cell table:number-columns-repeated="6"/>
          <table:table-cell table:number-columns-repeated="12"/>
          <table:table-cell table:style-name="ce3" office:value-type="float" office:value="0.167" calcext:value-type="float" table:number-columns-spanned="11" table:number-rows-spanned="1">
            <text:p>0.167</text:p>
          </table:table-cell>
          <table:covered-table-cell table:number-columns-repeated="10"/>
          <table:table-cell table:number-columns-repeated="12"/>
          <table:table-cell table:style-name="ce3" office:value-type="float" office:value="0.168" calcext:value-type="float" table:number-columns-spanned="7" table:number-rows-spanned="1">
            <text:p>0.168</text:p>
          </table:table-cell>
          <table:covered-table-cell table:number-columns-repeated="6"/>
          <table:table-cell table:number-columns-repeated="12"/>
          <table:table-cell table:style-name="ce3" office:value-type="float" office:value="0.169" calcext:value-type="float" table:number-columns-spanned="9" table:number-rows-spanned="1">
            <text:p>0.169</text:p>
          </table:table-cell>
          <table:covered-table-cell table:number-columns-repeated="8"/>
          <table:table-cell table:number-columns-repeated="13"/>
          <table:table-cell table:style-name="ce3" office:value-type="float" office:value="0.17" calcext:value-type="float" table:number-columns-spanned="8" table:number-rows-spanned="1">
            <text:p>0.17</text:p>
          </table:table-cell>
          <table:covered-table-cell table:number-columns-repeated="7"/>
          <table:table-cell table:number-columns-repeated="70"/>
        </table:table-row>
        <table:table-row table:style-name="ro1"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0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number-columns-repeated="20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4"/>
        </table:table-row>
        <table:table-row table:style-name="ro3">
          <table:table-cell table:number-columns-repeated="6"/>
          <table:table-cell table:style-name="ce3" office:value-type="float" office:value="0.171" calcext:value-type="float" table:number-columns-spanned="5" table:number-rows-spanned="1">
            <text:p>0.171</text:p>
          </table:table-cell>
          <table:covered-table-cell table:number-columns-repeated="4"/>
          <table:table-cell table:number-columns-repeated="16"/>
          <table:table-cell table:style-name="ce3" office:value-type="float" office:value="0.172" calcext:value-type="float" table:number-columns-spanned="10" table:number-rows-spanned="1">
            <text:p>0.172</text:p>
          </table:table-cell>
          <table:covered-table-cell table:number-columns-repeated="9"/>
          <table:table-cell table:number-columns-repeated="8"/>
          <table:table-cell table:style-name="Default" table:number-columns-repeated="2"/>
          <table:table-cell/>
          <table:table-cell table:style-name="ce3" office:value-type="float" office:value="0.173" calcext:value-type="float" table:number-columns-spanned="9" table:number-rows-spanned="1">
            <text:p>0.173</text:p>
          </table:table-cell>
          <table:covered-table-cell/>
          <table:covered-table-cell table:number-columns-repeated="3" table:style-name="Default"/>
          <table:covered-table-cell table:number-columns-repeated="4"/>
          <table:table-cell table:number-columns-repeated="13"/>
          <table:table-cell table:style-name="ce3" office:value-type="float" office:value="0.174" calcext:value-type="float" table:number-columns-spanned="8" table:number-rows-spanned="1">
            <text:p>0.174</text:p>
          </table:table-cell>
          <table:covered-table-cell table:number-columns-repeated="7"/>
          <table:table-cell table:number-columns-repeated="13"/>
          <table:table-cell table:style-name="ce3" office:value-type="float" office:value="0.175" calcext:value-type="float" table:number-columns-spanned="8" table:number-rows-spanned="1">
            <text:p>0.175</text:p>
          </table:table-cell>
          <table:covered-table-cell table:number-columns-repeated="7"/>
          <table:table-cell table:number-columns-repeated="13"/>
          <table:table-cell table:style-name="ce3" office:value-type="float" office:value="0.176" calcext:value-type="float" table:number-columns-spanned="8" table:number-rows-spanned="1">
            <text:p>0.176</text:p>
          </table:table-cell>
          <table:covered-table-cell table:number-columns-repeated="7"/>
          <table:table-cell table:number-columns-repeated="12"/>
          <table:table-cell table:style-name="ce3" office:value-type="float" office:value="0.177" calcext:value-type="float" table:number-columns-spanned="9" table:number-rows-spanned="1">
            <text:p>0.177</text:p>
          </table:table-cell>
          <table:covered-table-cell table:number-columns-repeated="8"/>
          <table:table-cell table:number-columns-repeated="12"/>
          <table:table-cell table:style-name="ce3" office:value-type="float" office:value="0.178" calcext:value-type="float" table:number-columns-spanned="9" table:number-rows-spanned="1">
            <text:p>0.178</text:p>
          </table:table-cell>
          <table:covered-table-cell table:number-columns-repeated="8"/>
          <table:table-cell table:number-columns-repeated="12"/>
          <table:table-cell table:style-name="ce3" office:value-type="float" office:value="0.179" calcext:value-type="float" table:number-columns-spanned="9" table:number-rows-spanned="1">
            <text:p>0.179</text:p>
          </table:table-cell>
          <table:covered-table-cell table:number-columns-repeated="8"/>
          <table:table-cell table:number-columns-repeated="6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4">
          <table:table-cell table:number-columns-repeated="6"/>
          <table:table-cell table:style-name="ce3" office:value-type="float" office:value="0.18" calcext:value-type="float" table:number-columns-spanned="6" table:number-rows-spanned="1">
            <text:p>0.18</text:p>
          </table:table-cell>
          <table:covered-table-cell table:number-columns-repeated="5"/>
          <table:table-cell table:number-columns-repeated="16"/>
          <table:table-cell table:style-name="ce3" office:value-type="float" office:value="0.2" calcext:value-type="float" table:number-columns-spanned="7" table:number-rows-spanned="1">
            <text:p>0.2</text:p>
          </table:table-cell>
          <table:covered-table-cell table:number-columns-repeated="6"/>
          <table:table-cell table:number-columns-repeated="10"/>
          <table:table-cell table:style-name="Default" table:number-columns-repeated="2"/>
          <table:table-cell/>
          <table:table-cell table:style-name="ce3" office:value-type="float" office:value="0.22" calcext:value-type="float" table:number-columns-spanned="9" table:number-rows-spanned="1">
            <text:p>0.22</text:p>
          </table:table-cell>
          <table:covered-table-cell/>
          <table:covered-table-cell table:number-columns-repeated="3" table:style-name="Default"/>
          <table:covered-table-cell table:number-columns-repeated="4"/>
          <table:table-cell table:number-columns-repeated="13"/>
          <table:table-cell table:style-name="ce3" office:value-type="float" office:value="0.24" calcext:value-type="float" table:number-columns-spanned="7" table:number-rows-spanned="1">
            <text:p>0.24</text:p>
          </table:table-cell>
          <table:covered-table-cell table:number-columns-repeated="6"/>
          <table:table-cell table:number-columns-repeated="14"/>
          <table:table-cell table:style-name="ce3" office:value-type="float" office:value="0.26" calcext:value-type="float" table:number-columns-spanned="8" table:number-rows-spanned="1">
            <text:p>0.26</text:p>
          </table:table-cell>
          <table:covered-table-cell table:number-columns-repeated="7"/>
          <table:table-cell table:number-columns-repeated="11"/>
          <table:table-cell table:style-name="ce3" office:value-type="float" office:value="0.28" calcext:value-type="float" table:number-columns-spanned="11" table:number-rows-spanned="1">
            <text:p>0.28</text:p>
          </table:table-cell>
          <table:covered-table-cell table:number-columns-repeated="10"/>
          <table:table-cell table:number-columns-repeated="11"/>
          <table:table-cell table:style-name="ce3" office:value-type="float" office:value="0.3" calcext:value-type="float" table:number-columns-spanned="10" table:number-rows-spanned="1">
            <text:p>0.3</text:p>
          </table:table-cell>
          <table:covered-table-cell table:number-columns-repeated="9"/>
          <table:table-cell table:number-columns-repeated="12"/>
          <table:table-cell table:style-name="ce3" office:value-type="float" office:value="0.32" calcext:value-type="float" table:number-columns-spanned="8" table:number-rows-spanned="1">
            <text:p>0.32</text:p>
          </table:table-cell>
          <table:covered-table-cell table:number-columns-repeated="7"/>
          <table:table-cell table:number-columns-repeated="13"/>
          <table:table-cell table:style-name="ce3" office:value-type="float" office:value="0.34" calcext:value-type="float" table:number-columns-spanned="8" table:number-rows-spanned="1">
            <text:p>0.34</text:p>
          </table:table-cell>
          <table:covered-table-cell table:number-columns-repeated="7"/>
          <table:table-cell table:number-columns-repeated="6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190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9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9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9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0"/>
        </table:table-row>
        <table:table-row table:style-name="ro5">
          <table:table-cell table:number-columns-repeated="5"/>
          <table:table-cell table:style-name="ce3" office:value-type="float" office:value="0.36" calcext:value-type="float" table:number-columns-spanned="9" table:number-rows-spanned="1">
            <text:p>0.36</text:p>
          </table:table-cell>
          <table:covered-table-cell table:number-columns-repeated="8"/>
          <table:table-cell table:number-columns-repeated="13"/>
          <table:table-cell table:style-name="ce3" office:value-type="float" office:value="0.38" calcext:value-type="float" table:number-columns-spanned="10" table:number-rows-spanned="1">
            <text:p>0.38</text:p>
          </table:table-cell>
          <table:covered-table-cell table:number-columns-repeated="9"/>
          <table:table-cell table:number-columns-repeated="8"/>
          <table:table-cell table:style-name="Default" table:number-columns-repeated="2"/>
          <table:table-cell table:style-name="ce3" office:value-type="float" office:value="0.4" calcext:value-type="float" table:number-columns-spanned="11" table:number-rows-spanned="1">
            <text:p>0.4</text:p>
          </table:table-cell>
          <table:covered-table-cell table:style-name="Default"/>
          <table:covered-table-cell/>
          <table:covered-table-cell table:number-columns-repeated="3" table:style-name="Default"/>
          <table:covered-table-cell table:number-columns-repeated="5"/>
          <table:table-cell table:number-columns-repeated="194"/>
        </table:table-row>
        <table:table-row table:style-name="ro1" table:number-rows-repeated="5">
          <table:table-cell table:number-columns-repeated="45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199"/>
        </table:table-row>
        <table:table-row table:style-name="ro1">
          <table:table-cell table:number-columns-repeated="45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1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00-00-00</text:date>, <text:time style:data-style-name="N2" text:time-value="15:44:18.109944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2:38:51.572212634</meta:creation-date>
    <dc:date>2018-09-18T15:49:12.584771856</dc:date>
    <meta:editing-duration>PT5M17S</meta:editing-duration>
    <meta:editing-cycles>2</meta:editing-cycles>
    <meta:generator>LibreOffice/6.0.3.2$Linux_X86_64 LibreOffice_project/00m0$Build-2</meta:generator>
    <meta:document-statistic meta:table-count="1" meta:cell-count="15639" meta:object-count="0"/>
  </office:meta>
</office:document-meta>
</file>